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weight="bold" officeooo:rsid="000ae357" officeooo:paragraph-rsid="007b5a7b" style:font-weight-asian="bold" style:font-weight-complex="bold"/>
    </style:style>
    <style:style style:name="P2" style:family="paragraph" style:parent-style-name="Standard">
      <style:text-properties style:font-name="DejaVu Sans" officeooo:rsid="000ae357" officeooo:paragraph-rsid="007b5a7b"/>
    </style:style>
    <style:style style:name="P3" style:family="paragraph" style:parent-style-name="Standard">
      <style:text-properties style:font-name="DejaVu Sans" officeooo:rsid="000ae357" officeooo:paragraph-rsid="008563ca"/>
    </style:style>
    <style:style style:name="P4" style:family="paragraph" style:parent-style-name="Standard">
      <style:text-properties style:font-name="DejaVu Sans" officeooo:rsid="007f1e33" officeooo:paragraph-rsid="007f1e33"/>
    </style:style>
    <style:style style:name="P5" style:family="paragraph" style:parent-style-name="Standard">
      <style:text-properties style:font-name="DejaVu Sans" fo:font-weight="normal" officeooo:rsid="008d7b2d" officeooo:paragraph-rsid="008d7b2d" style:font-weight-asian="normal" style:font-weight-complex="normal"/>
    </style:style>
    <style:style style:name="P6" style:family="paragraph" style:parent-style-name="Standard">
      <style:text-properties officeooo:paragraph-rsid="007b5a7b"/>
    </style:style>
    <style:style style:name="P7" style:family="paragraph" style:parent-style-name="Standard">
      <style:text-properties officeooo:rsid="008f5c85" officeooo:paragraph-rsid="008f5c85"/>
    </style:style>
    <style:style style:name="P8" style:family="paragraph" style:parent-style-name="Standard">
      <style:text-properties officeooo:paragraph-rsid="008f5c85"/>
    </style:style>
    <style:style style:name="P9" style:family="paragraph" style:parent-style-name="Standard">
      <style:text-properties style:font-name="DejaVu Sans" officeooo:rsid="00104cb0" officeooo:paragraph-rsid="007b5a7b"/>
    </style:style>
    <style:style style:name="P10" style:family="paragraph" style:parent-style-name="Standard">
      <style:text-properties style:font-name="DejaVu Sans" officeooo:rsid="00104cb0" officeooo:paragraph-rsid="0092dfc3"/>
    </style:style>
    <style:style style:name="P11" style:family="paragraph" style:parent-style-name="Standard" style:list-style-name="L1">
      <style:text-properties style:font-name="DejaVu Sans" officeooo:rsid="007d6619" officeooo:paragraph-rsid="007d6619"/>
    </style:style>
    <style:style style:name="P12" style:family="paragraph" style:parent-style-name="Standard" style:list-style-name="L1">
      <style:text-properties style:font-name="DejaVu Sans" officeooo:rsid="0080676b" officeooo:paragraph-rsid="0080676b"/>
    </style:style>
    <style:style style:name="P13" style:family="paragraph" style:parent-style-name="Standard" style:list-style-name="L3">
      <style:text-properties style:font-name="DejaVu Sans" officeooo:rsid="007f1e33" officeooo:paragraph-rsid="007f1e33"/>
    </style:style>
    <style:style style:name="P14" style:family="paragraph" style:parent-style-name="Standard" style:list-style-name="L3">
      <style:text-properties style:font-name="DejaVu Sans" officeooo:rsid="007f1e33" officeooo:paragraph-rsid="00b21de0"/>
    </style:style>
    <style:style style:name="P15" style:family="paragraph" style:parent-style-name="Standard">
      <style:text-properties style:font-name="DejaVu Sans" officeooo:rsid="007f1e33" officeooo:paragraph-rsid="007f1e33"/>
    </style:style>
    <style:style style:name="P16" style:family="paragraph" style:parent-style-name="Standard">
      <style:text-properties style:font-name="DejaVu Sans" fo:font-weight="bold" officeooo:rsid="000ae357" officeooo:paragraph-rsid="007b5a7b" style:font-weight-asian="bold" style:font-weight-complex="bold"/>
    </style:style>
    <style:style style:name="P17" style:family="paragraph" style:parent-style-name="Standard" style:list-style-name="L7">
      <style:text-properties style:font-name="DejaVu Sans" style:text-underline-style="none" officeooo:rsid="00bb485f" officeooo:paragraph-rsid="00bb485f"/>
    </style:style>
    <style:style style:name="P18" style:family="paragraph" style:parent-style-name="Standard" style:list-style-name="L1">
      <style:text-properties officeooo:rsid="007d6619" officeooo:paragraph-rsid="007d6619"/>
    </style:style>
    <style:style style:name="P19" style:family="paragraph" style:parent-style-name="Standard" style:list-style-name="L3">
      <style:text-properties officeooo:paragraph-rsid="007f1e33"/>
    </style:style>
    <style:style style:name="P20" style:family="paragraph" style:parent-style-name="Standard" style:list-style-name="L4">
      <style:text-properties officeooo:paragraph-rsid="007b5a7b"/>
    </style:style>
    <style:style style:name="P21" style:family="paragraph" style:parent-style-name="Standard">
      <style:text-properties officeooo:paragraph-rsid="007b5a7b"/>
    </style:style>
    <style:style style:name="P22" style:family="paragraph" style:parent-style-name="Standard">
      <style:text-properties officeooo:paragraph-rsid="0092dfc3"/>
    </style:style>
    <style:style style:name="P23" style:family="paragraph" style:parent-style-name="Standard" style:list-style-name="L2">
      <style:text-properties officeooo:rsid="0096947e" officeooo:paragraph-rsid="0096947e"/>
    </style:style>
    <style:style style:name="P24" style:family="paragraph" style:parent-style-name="Standard" style:list-style-name="L5">
      <style:text-properties officeooo:rsid="009af750" officeooo:paragraph-rsid="009af750"/>
    </style:style>
    <style:style style:name="P25" style:family="paragraph" style:parent-style-name="Standard" style:list-style-name="L5">
      <style:text-properties officeooo:rsid="009af750" officeooo:paragraph-rsid="009d7e00"/>
    </style:style>
    <style:style style:name="P26" style:family="paragraph" style:parent-style-name="Standard" style:list-style-name="L5">
      <style:text-properties style:text-underline-style="solid" style:text-underline-width="auto" style:text-underline-color="font-color" officeooo:rsid="00ba2c18" officeooo:paragraph-rsid="00ba2c18"/>
    </style:style>
    <style:style style:name="P27" style:family="paragraph" style:parent-style-name="Standard" style:list-style-name="L9">
      <style:text-properties style:text-underline-style="solid" style:text-underline-width="auto" style:text-underline-color="font-color" officeooo:rsid="00ba2c18" officeooo:paragraph-rsid="00ba2c18"/>
    </style:style>
    <style:style style:name="P28" style:family="paragraph" style:parent-style-name="Standard">
      <style:text-properties officeooo:rsid="000ae357" officeooo:paragraph-rsid="007b5a7b"/>
    </style:style>
    <style:style style:name="P29" style:family="paragraph" style:parent-style-name="Standard">
      <style:text-properties officeooo:paragraph-rsid="009ba06e"/>
    </style:style>
    <style:style style:name="P30" style:family="paragraph" style:parent-style-name="Standard" style:list-style-name="L9">
      <style:text-properties officeooo:paragraph-rsid="009ba06e"/>
    </style:style>
    <style:style style:name="P31" style:family="paragraph" style:parent-style-name="Standard" style:list-style-name="L9">
      <style:text-properties officeooo:paragraph-rsid="00ba2c18"/>
    </style:style>
    <style:style style:name="P32" style:family="paragraph" style:parent-style-name="Standard" style:list-style-name="L3">
      <style:text-properties style:font-name="DejaVu Sans" officeooo:paragraph-rsid="00b18444"/>
    </style:style>
    <style:style style:name="P33" style:family="paragraph" style:parent-style-name="Standard" style:list-style-name="L8">
      <style:text-properties fo:font-style="normal" officeooo:rsid="00b930ac" officeooo:paragraph-rsid="00b930ac" style:font-style-asian="normal" style:font-style-complex="normal"/>
    </style:style>
    <style:style style:name="P34" style:family="paragraph" style:parent-style-name="Standard" style:list-style-name="L9">
      <style:text-properties fo:font-style="normal" style:text-underline-style="solid" style:text-underline-width="auto" style:text-underline-color="font-color" officeooo:rsid="00ba2c18" officeooo:paragraph-rsid="00ba2c18" style:font-style-asian="normal" style:font-style-complex="normal"/>
    </style:style>
    <style:style style:name="P35" style:family="paragraph" style:parent-style-name="Standard" style:list-style-name="L5">
      <style:text-properties officeooo:rsid="00ba2c18" officeooo:paragraph-rsid="00ba2c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b5a7b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86d5d5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DejaVu Sans"/>
    </style:style>
    <style:style style:name="T9" style:family="text">
      <style:text-properties style:font-name="DejaVu Sans" officeooo:rsid="000ae357"/>
    </style:style>
    <style:style style:name="T10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="DejaVu Sans" fo:font-style="italic" style:text-underline-style="solid" style:text-underline-width="auto" style:text-underline-color="font-color" officeooo:rsid="008f5c85" style:font-style-asian="italic" style:font-style-complex="italic"/>
    </style:style>
    <style:style style:name="T12" style:family="text">
      <style:text-properties style:font-name="DejaVu Sans" fo:font-style="italic" style:text-underline-style="solid" style:text-underline-width="auto" style:text-underline-color="font-color" officeooo:rsid="00104cb0" style:font-style-asian="italic" style:font-style-complex="italic"/>
    </style:style>
    <style:style style:name="T13" style:family="text">
      <style:text-properties style:font-name="DejaVu Sans" fo:font-style="italic" style:text-underline-style="solid" style:text-underline-width="auto" style:text-underline-color="font-color" officeooo:rsid="0092dfc3" style:font-style-asian="italic" style:font-style-complex="italic"/>
    </style:style>
    <style:style style:name="T14" style:family="text">
      <style:text-properties style:font-name="DejaVu Sans" fo:font-style="italic" style:text-underline-style="solid" style:text-underline-width="auto" style:text-underline-color="font-color" officeooo:rsid="00942945" style:font-style-asian="italic" style:font-style-complex="italic"/>
    </style:style>
    <style:style style:name="T15" style:family="text">
      <style:text-properties style:font-name="DejaVu Sans" officeooo:rsid="00104cb0"/>
    </style:style>
    <style:style style:name="T16" style:family="text">
      <style:text-properties style:font-name="DejaVu Sans" fo:font-weight="bold" style:font-weight-asian="bold" style:font-weight-complex="bold"/>
    </style:style>
    <style:style style:name="T17" style:family="text">
      <style:text-properties style:font-name="DejaVu Sans" fo:font-weight="bold" officeooo:rsid="000ae357" style:font-weight-asian="bold" style:font-weight-complex="bold"/>
    </style:style>
    <style:style style:name="T18" style:family="text">
      <style:text-properties style:font-name="DejaVu Sans" fo:font-weight="bold" officeooo:rsid="007f1e33" style:font-weight-asian="bold" style:font-weight-complex="bold"/>
    </style:style>
    <style:style style:name="T19" style:family="text">
      <style:text-properties style:font-name="DejaVu Sans" fo:font-weight="bold" officeooo:rsid="00ba8654" style:font-weight-asian="bold" style:font-weight-complex="bold"/>
    </style:style>
    <style:style style:name="T20" style:family="text">
      <style:text-properties style:font-name="DejaVu Sans" fo:font-weight="bold" officeooo:rsid="00104cb0" style:font-weight-asian="bold" style:font-weight-complex="bold"/>
    </style:style>
    <style:style style:name="T21" style:family="text">
      <style:text-properties style:font-name="DejaVu Sans" officeooo:rsid="0080676b"/>
    </style:style>
    <style:style style:name="T22" style:family="text">
      <style:text-properties style:font-name="DejaVu Sans" style:text-underline-style="solid" style:text-underline-width="auto" style:text-underline-color="font-color"/>
    </style:style>
    <style:style style:name="T23" style:family="text">
      <style:text-properties style:font-name="DejaVu Sans" style:text-underline-style="solid" style:text-underline-width="auto" style:text-underline-color="font-color" officeooo:rsid="007f1e33"/>
    </style:style>
    <style:style style:name="T24" style:family="text">
      <style:text-properties style:font-name="DejaVu Sans" style:text-underline-style="solid" style:text-underline-width="auto" style:text-underline-color="font-color" officeooo:rsid="009af750"/>
    </style:style>
    <style:style style:name="T25" style:family="text">
      <style:text-properties style:font-name="DejaVu Sans" style:text-underline-style="solid" style:text-underline-width="auto" style:text-underline-color="font-color" officeooo:rsid="000ae357"/>
    </style:style>
    <style:style style:name="T26" style:family="text">
      <style:text-properties style:font-name="DejaVu Sans" style:text-underline-style="solid" style:text-underline-width="auto" style:text-underline-color="font-color" officeooo:rsid="00ba2c18"/>
    </style:style>
    <style:style style:name="T27" style:family="text">
      <style:text-properties style:font-name="DejaVu Sans" officeooo:rsid="007f1e33"/>
    </style:style>
    <style:style style:name="T28" style:family="text">
      <style:text-properties style:font-name="DejaVu Sans" officeooo:rsid="009af750"/>
    </style:style>
    <style:style style:name="T29" style:family="text">
      <style:text-properties style:font-name="DejaVu Sans" style:text-underline-style="none"/>
    </style:style>
    <style:style style:name="T30" style:family="text">
      <style:text-properties style:font-name="DejaVu Sans" style:text-underline-style="none" officeooo:rsid="00ba2c18"/>
    </style:style>
    <style:style style:name="T31" style:family="text">
      <style:text-properties style:font-name="DejaVu Sans" officeooo:rsid="00a9c539"/>
    </style:style>
    <style:style style:name="T32" style:family="text">
      <style:text-properties style:font-name="DejaVu Sans" officeooo:rsid="000db4c9"/>
    </style:style>
    <style:style style:name="T33" style:family="text">
      <style:text-properties style:font-name="DejaVu Sans" officeooo:rsid="00b3eb73"/>
    </style:style>
    <style:style style:name="T34" style:family="text">
      <style:text-properties style:text-underline-style="none"/>
    </style:style>
    <style:style style:name="T35" style:family="text">
      <style:text-properties officeooo:rsid="00815884"/>
    </style:style>
    <style:style style:name="T36" style:family="text">
      <style:text-properties officeooo:rsid="008563ca"/>
    </style:style>
    <style:style style:name="T37" style:family="text">
      <style:text-properties officeooo:rsid="008d7b2d"/>
    </style:style>
    <style:style style:name="T38" style:family="text">
      <style:text-properties officeooo:rsid="008e9390"/>
    </style:style>
    <style:style style:name="T39" style:family="text">
      <style:text-properties officeooo:rsid="0098f5dd"/>
    </style:style>
    <style:style style:name="T40" style:family="text">
      <style:text-properties officeooo:rsid="00998f3d"/>
    </style:style>
    <style:style style:name="T41" style:family="text">
      <style:text-properties officeooo:rsid="009daa4b"/>
    </style:style>
    <style:style style:name="T42" style:family="text">
      <style:text-properties officeooo:rsid="00acb47e"/>
    </style:style>
    <style:style style:name="T43" style:family="text">
      <style:text-properties officeooo:rsid="00af7bcb"/>
    </style:style>
    <style:style style:name="T44" style:family="text">
      <style:text-properties officeooo:rsid="00b0eef7"/>
    </style:style>
    <style:style style:name="T45" style:family="text">
      <style:text-properties style:font-name="DejaVu Sans" officeooo:rsid="00b6319f"/>
    </style:style>
    <style:style style:name="T46" style:family="text">
      <style:text-properties officeooo:rsid="00b3eb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pracování četby</text:p>
      <text:p text:style-name="P2"><text:span text:style-name="T7">Název díla</text:span>: <text:span text:style-name="T6">Komedie o hrnci</text:span></text:p>
      <text:p text:style-name="P2"><text:span text:style-name="T7">Autor</text:span>: <text:span text:style-name="T5">Titus Maccius Plautus</text:span></text:p>
      <text:p text:style-name="P2"/>
      <text:p text:style-name="P3"><text:span text:style-name="T1"><text:tab/>Autor</text:span><text:line-break/>Titus Maccius Plautus byl jedním z nejvýznamnějších tvůrců římské komedie. Žil pravděpodobně v letech 25<text:span text:style-name="T36">0</text:span>-18<text:span text:style-name="T36">0</text:span> př. n. l. Je autorem asi 130 děl. Dochovalo se jich pouze 21. Náměty ke hrám bral v Řecku a přetvářel je pro římské publikum. Mezi jeho další známá díla patří například <text:span text:style-name="T4">Komedie o strašidle</text:span> nebo <text:span text:style-name="T3">Vychloubačný voják</text:span>.</text:p>
      <text:p text:style-name="P2"/>
      <text:p text:style-name="P2"><text:span text:style-name="T1"><text:tab/></text:span><text:span text:style-name="T2">Okolnosti vzniku díla</text:span></text:p>
      <text:p text:style-name="P5">Pravděpodobně napsáno 195 př. n. l. Touto komedií se inspiroval Molière k vytvoření hry <text:span text:style-name="T7">Lakomec</text:span><text:span text:style-name="T34">. Konec tohoto díla se nedochoval, takže nikdo neví, jak příběh vlastně skončil (aktuální konec je vymyšlený). Dílo bylo zpracováno jako kniha i jako divadelní hra.</text:span></text:p>
      <text:p text:style-name="P2"/>
      <text:p text:style-name="P2"><text:tab/><text:span text:style-name="T1">Literární druh a žánr</text:span><text:line-break/><text:span text:style-name="T7">Literární druh</text:span><text:span text:style-name="T34">:</text:span> <text:span text:style-name="T35">drama</text:span><text:line-break/><text:span text:style-name="T7">Žánr</text:span>: <text:span text:style-name="T35">komedie</text:span></text:p>
      <text:p text:style-name="P2"/>
      <text:p text:style-name="P2"><text:tab/><text:span text:style-name="T1">Námět, téma, motiv</text:span><text:line-break/><text:span text:style-name="T7">Námět</text:span>: lakomství a jeho důsledky<text:line-break/><text:span text:style-name="T7">Téma</text:span>: <text:span text:style-name="T35">lakomost</text:span><text:line-break/><text:span text:style-name="T7">Motivy</text:span>: <text:span text:style-name="T35">poklad, paranoia, chytrost, láska, chudoba, hrnec, svatby</text:span></text:p>
      <text:p text:style-name="P2"/>
      <text:p text:style-name="P2"><text:tab/><text:span text:style-name="T1">Časoprostor</text:span><text:line-break/><text:span text:style-name="T7">Místo děje</text:span>: <text:span text:style-name="T37">Řím (uvedeno v knize), Eukliův dům a okolí</text:span><text:line-break/><text:span text:style-name="T7">Čas děje</text:span>: <text:span text:style-name="T38">2. století př. n. l.</text:span></text:p>
      <text:p text:style-name="P2"/>
      <text:p text:style-name="P28"><text:span text:style-name="T8"><text:tab/></text:span><text:span text:style-name="T16">Stručný děj</text:span></text:p>
      <text:p text:style-name="P28"><text:span text:style-name="T20"/></text:p>
      <text:p text:style-name="P7"><text:span text:style-name="T15"><text:tab/></text:span><text:span text:style-name="T12">J</text:span><text:span text:style-name="T10">EDNÁNÍ PRVNÍ</text:span></text:p>
      <text:p text:style-name="P9">Knížka začíná prologem. Lár, bůh domu, ve kterém Euklio bydlí, nám v něm prozradí, kde se vzal hrnec zlata. Eukliův děd poklad ukryl a pověděl o něm pouze Lárovi. Ten pak prozradil tajemství Eukliovi, aby jeho dcera Fédrie našla štěstí.</text:p>
      <text:p text:style-name="P6"><text:span text:style-name="T15">Na začátku hry vyhání Euklio služku Stafylu z domu, protože si myslí, že mu ukradla hrnec se zlatem. Když zjistí, že o zlatě ani neví, uklidní se a vezme ji zpět.</text:span></text:p>
      <text:p text:style-name="P6"><text:span text:style-name="T15"/></text:p>
      <text:p text:style-name="P6"><text:span text:style-name="T15"><text:tab/></text:span><text:span text:style-name="T11">JEDNÁNÍ DRUHÉ</text:span></text:p>
      <text:p text:style-name="P6"><text:span text:style-name="T15">Mezitím Eunomie radí svému bratrovi Megadorovi, aby se oženil. Megadorus se rozhodne oženit s Fédrií, dcerou Euklia. Jde tedy požádat Euklia o její ruku. On souhlasí pod podmínkou, že Fédrie nedostane žádné věno. Svatba se měla konat ještě ten den.</text:span></text:p>
      <text:p text:style-name="P6"><text:span text:style-name="T15"/></text:p>
      <text:p text:style-name="P8"><text:span text:style-name="T15"><text:tab/></text:span><text:span text:style-name="T11">JEDNÁNÍ TŘETÍ</text:span></text:p>
      <text:p text:style-name="P6"><text:span text:style-name="T15">Megadorus povolal kuchaře, kteří začali vařit v Eukliově domě. Když se do svého domu vrátí Euklio a vidí kuchaře, zbije je v domnění, že mu chtěli ukradnout zlato. Rozhodne se, že hrnec se zláťáky ukryje v chrámu Důvěry.</text:span></text:p>
      <text:p text:style-name="P6"><text:span text:style-name="T15"/></text:p>
      <text:p text:style-name="P22"><text:soft-page-break/><text:span text:style-name="T15"><text:tab/></text:span><text:span text:style-name="T11">JEDNÁNÍ </text:span><text:span text:style-name="T13">ČTVRTÉ</text:span></text:p>
      <text:p text:style-name="P6"><text:span text:style-name="T15">V chrámu Důvěry Euklio skládá modlitbu, aby Důvěra zlato ukryla. Jeho modlitbu však tajně vyslechne Strobilus, Megadorův a Lykonidův sluha. Ten začne zlato v chrámě hledat. Naneštěstí pro něj se Euklio vrátí. Když ho vidí, zbije ho a vyrazí z chrámu. Strobilovi dojde, že Euklio bude chtít svůj poklad přemístit, a proto si na něj před chrámem počká. Poté ho pronásleduje do Silvanova háje. Euklio tam své zlato ukryje, jenže hned po jeho odchodu mu ho Strobilus ukradne.</text:span></text:p>
      <text:p text:style-name="P6"><text:span text:style-name="T11"/></text:p>
      <text:p text:style-name="P9">Mezitím Fédrie porodí chlapce. Lykonides, otec dítěte, jde okamžitě za svým strýčkem Megadorem, aby odvolal jeho sňatek s Fédrii. Chce si ji totiž vzít on. Euklio přišel na to, že jeho hrnec byl ukraden. Potká se s Lykonidem, jenž mu chce říct o dítěti a jeho záměru vzít si Fédrii, ale Euklio jej podezírá z krádeže jeho zlata. Nakonec se ale vše vysvětlí.</text:p>
      <text:p text:style-name="P22"/>
      <text:p text:style-name="P22"><text:span text:style-name="T15"><text:tab/></text:span><text:span text:style-name="T11">JEDNÁNÍ </text:span><text:span text:style-name="T13">PÁTÉ</text:span></text:p>
      <text:p text:style-name="P22"><text:span text:style-name="T15">Poté se Lykonides potká se Strobilem, který mu řekne o zlatě, jež ukradl.</text:span></text:p>
      <text:p text:style-name="P22"><text:span text:style-name="T15"/></text:p>
      <text:p text:style-name="P22"><text:span text:style-name="T15"><text:tab/></text:span><text:span text:style-name="T14">(d</text:span><text:span text:style-name="T13">oplněk ztracené části</text:span><text:span text:style-name="T14">)</text:span></text:p>
      <text:p text:style-name="P10">Lykonides slíbí Strobilovi svobodu, pokud zlaťáky vrátí zpět Eukliovi. Strobilus tedy vrací zlaťáky Eukliovi, jenž je ale dává nevěstě Fédrii a ženichovi Lykonidovi jako svatební dar. Hra končí svatbou.</text:p>
      <text:p text:style-name="P2"/>
      <text:p text:style-name="P16"><text:tab/>Kompoziční výstavba</text:p>
      <text:list text:style-name="L1">
        <text:list-item>
          <text:p text:style-name="P11">5 jednání</text:p>
        </text:list-item>
        <text:list-item>
          <text:p text:style-name="P18"><text:span text:style-name="T21">děj jde </text:span><text:span text:style-name="T8">chronologicky</text:span></text:p>
        </text:list-item>
        <text:list-item>
          <text:p text:style-name="P12">dějové odbočování</text:p>
        </text:list-item>
      </text:list>
      <text:p text:style-name="P6"><text:span text:style-name="T9"/></text:p>
      <text:p text:style-name="P6"><text:span text:style-name="T9"><text:tab/></text:span><text:span text:style-name="T17">Vypravěč / lyrický subjekt</text:span></text:p>
      <text:list text:style-name="L2">
        <text:list-item>
          <text:p text:style-name="P23"><text:span text:style-name="T8">drama bez vypravěče</text:span></text:p>
        </text:list-item>
      </text:list>
      <text:p text:style-name="P6"><text:span text:style-name="T9"/></text:p>
      <text:p text:style-name="P6"><text:span text:style-name="T17"><text:tab/></text:span><text:span text:style-name="T18">Hlavní p</text:span><text:span text:style-name="T17">ostavy</text:span></text:p>
      <text:list text:style-name="L3">
        <text:list-item>
          <text:p text:style-name="P13"><text:span text:style-name="T7">Euklio</text:span> — <text:span text:style-name="T40">velmi </text:span>lakomý stařec; vlastní hrn<text:span text:style-name="T39">ec</text:span> zlat<text:span text:style-name="T39">a</text:span></text:p>
        </text:list-item>
        <text:list-item>
          <text:p text:style-name="P13"><text:span text:style-name="T7">Stafyla</text:span> — <text:span text:style-name="T42">stařena; Euklidova služka; hodná, poctivá</text:span></text:p>
        </text:list-item>
        <text:list-item>
          <text:p text:style-name="P13"><text:span text:style-name="T7">Eunomie</text:span> — <text:span text:style-name="T43">Lykonidova matka; sestra Megadoruse; starostlivá</text:span></text:p>
        </text:list-item>
        <text:list-item>
          <text:p text:style-name="P13"><text:span text:style-name="T7">Megadorus</text:span> — <text:span text:style-name="T43">starý mládenec; strýc Lykonida; bratr Eunomie; bohatý, hodný, ochotný</text:span></text:p>
        </text:list-item>
        <text:list-item>
          <text:p text:style-name="P13"><text:span text:style-name="T7">Strobilus</text:span> — <text:span text:style-name="T44">otrok, který slouží Megadorovi i Lykonidovi; chce být svobodný; vychytralý, mazaný</text:span></text:p>
        </text:list-item>
      </text:list>
      <text:p text:style-name="P4"/>
      <text:p text:style-name="P4"><text:tab/><text:span text:style-name="T1">Ostatní postavy</text:span></text:p>
      <text:list text:continue-numbering="true" text:style-name="L3">
        <text:list-item>
          <text:p text:style-name="P32"><text:span text:style-name="T7">Lár</text:span> — <text:span text:style-name="T41">jen v prologu; bůh Eukliova domu; ví kde je poklad; má rád Fédrii; hodný, spravedlivý</text:span></text:p>
        </text:list-item>
        <text:list-item>
          <text:p text:style-name="P13"><text:span text:style-name="T7">Pythodikus</text:span> — <text:span text:style-name="T46">otrok, který slouží Megadorusovi; dohlíží na ostatní otroky</text:span></text:p>
        </text:list-item>
        <text:list-item>
          <text:p text:style-name="P19"><text:span text:style-name="T23">Lykonides</text:span><text:span text:style-name="T27"> — </text:span><text:span text:style-name="T33">Megadorův synovec; syn Eunomie; miluje Fédrii; poctivý, zamilovaný</text:span></text:p>
        </text:list-item>
        <text:list-item>
          <text:p text:style-name="P14"><text:span text:style-name="T7">Fédrie</text:span> — <text:span text:style-name="T45">Euklionova dcera; těhotná; miluje Lykonida</text:span></text:p>
        </text:list-item>
        <text:list-item>
          <text:p text:style-name="P14"><text:span text:style-name="T7">kuchaři</text:span> (Anthrax, Kongrio)</text:p>
        </text:list-item>
        <text:list-item>
          <text:p text:style-name="P14"><text:span text:style-name="T7">flétnistky</text:span> (Frygie, Eleusie)</text:p>
        </text:list-item>
      </text:list>
      <text:p text:style-name="P6"><text:span text:style-name="T9"/></text:p>
      <text:p text:style-name="P6"><text:span text:style-name="T9"><text:tab/></text:span><text:span text:style-name="T17">Vyprávěcí způsoby a typy promluv</text:span></text:p>
      <text:list text:style-name="L4">
        <text:list-item>
          <text:p text:style-name="P20"><text:span text:style-name="T31">Ich-forma</text:span><text:span text:style-name="T32"/></text:p>
        </text:list-item>
      </text:list>
      <text:p text:style-name="P6"><text:soft-page-break/><text:span text:style-name="T17"><text:tab/>Jazykové prostředky</text:span></text:p>
      <text:list text:style-name="L5">
        <text:list-item>
          <text:p text:style-name="P25"><text:span text:style-name="T22">hovorový </text:span><text:span text:style-name="T25">j</text:span><text:span text:style-name="T22">azyk</text:span><text:span text:style-name="T29"> </text:span><text:span text:style-name="T8">(breptá)</text:span></text:p>
        </text:list-item>
        <text:list-item>
          <text:p text:style-name="P24"><text:span text:style-name="T22">archaismy</text:span><text:span text:style-name="T8"> (klepařka, moždíř)</text:span></text:p>
        </text:list-item>
        <text:list-item>
          <text:p text:style-name="P35"><text:span text:style-name="T22">ironie</text:span><text:span text:style-name="T8"> (u projevů Euklia)</text:span></text:p>
        </text:list-item>
        <text:list-item>
          <text:p text:style-name="P26"><text:span text:style-name="T8">komické prvky</text:span></text:p>
        </text:list-item>
      </text:list>
      <text:p text:style-name="P29"><text:span text:style-name="T9"><text:line-break/><text:tab/></text:span><text:span text:style-name="T17">Tropy a figury</text:span></text:p>
      <text:list text:style-name="L9">
        <text:list-item>
          <text:p text:style-name="P30"><text:span text:style-name="T24">přirovnání</text:span><text:span text:style-name="T28"> (vysedává doma jako chromý švec)</text:span></text:p>
        </text:list-item>
        <text:list-item>
          <text:p text:style-name="P31"><text:span text:style-name="T24">i</text:span><text:span text:style-name="T26">ronie</text:span><text:span text:style-name="T30"> (výrazná v celém díle; velmi často přes dialogy)</text:span></text:p>
        </text:list-item>
        <text:list-item>
          <text:p text:style-name="P31"><text:span text:style-name="T24">obrazné pojmenování</text:span><text:span text:style-name="T28"> (oči má také vzadu)</text:span></text:p>
        </text:list-item>
        <text:list-item>
          <text:p text:style-name="P30"><text:span text:style-name="T24">personifikace</text:span><text:span text:style-name="T28"> (vedla mě sem hvězda zlá)</text:span></text:p>
        </text:list-item>
        <text:list-item>
          <text:p text:style-name="P27"><text:span text:style-name="T28">m</text:span><text:span text:style-name="T8">etafora</text:span><text:span text:style-name="T29"> (poklad jako symbol chamtivosti)</text:span></text:p>
        </text:list-item>
        <text:list-item>
          <text:p text:style-name="P34"><text:span text:style-name="T8">apostrofa</text:span><text:span text:style-name="T29"> (postavy oslovují samy sebe nebo bohy)</text:span></text:p>
        </text:list-item>
      </text:list>
      <text:p text:style-name="P6"><text:span text:style-name="T9"><text:line-break/><text:tab/></text:span><text:span text:style-name="T17">Hlavní myšlenk</text:span><text:span text:style-name="T19">a</text:span></text:p>
      <text:list text:style-name="L7">
        <text:list-item>
          <text:p text:style-name="P17">kritika lakoty a hamižnosti</text:p>
        </text:list-item>
      </text:list>
      <text:p text:style-name="P6"><text:span text:style-name="T9"><text:line-break/><text:tab/></text:span><text:span text:style-name="T17">Vlastní hodnocení</text:span></text:p>
      <text:list text:style-name="L8">
        <text:list-item>
          <text:p text:style-name="P33"><text:span text:style-name="T8">dílo se mi četlo velmi dobře, bylo jednoduché na čtení, a i zábavné</text:span></text:p>
        </text:list-item>
        <text:list-item>
          <text:p text:style-name="P33"><text:span text:style-name="T8">konec jsem nečekal takovýhle</text:span></text:p>
        </text:list-item>
        <text:list-item>
          <text:p text:style-name="P33"><text:span text:style-name="T8">jelikož dílo nebylo dochované celé, tak nemůžeme vědět jaký autor zamýšlel kone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1:28:53.641000000</meta:creation-date>
    <dc:date>2025-04-05T14:41:06.095000000</dc:date>
    <meta:editing-duration>PT3H19M14S</meta:editing-duration>
    <meta:editing-cycles>109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63" meta:word-count="736" meta:character-count="4570" meta:non-whitespace-character-count="3894"/>
  </office:meta>
</office:document-meta>
</file>